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34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00ff"/>
    </style:style>
    <style:style style:name="ce2" style:family="table-cell" style:parent-style-name="Default">
      <style:table-cell-properties fo:background-color="#cc0066"/>
    </style:style>
    <style:style style:name="ce3" style:family="table-cell" style:parent-style-name="Default">
      <style:table-cell-properties fo:background-color="#ff6666"/>
    </style:style>
    <style:style style:name="ce4" style:family="table-cell" style:parent-style-name="Default">
      <style:table-cell-properties fo:background-color="#990099"/>
    </style:style>
    <style:style style:name="ce5" style:family="table-cell" style:parent-style-name="Default">
      <style:table-cell-properties fo:background-color="#ccccff"/>
    </style:style>
    <style:style style:name="ce6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2" table:default-cell-style-name="ce2"/>
        <table:table-row table:style-name="ro1">
          <table:table-cell table:style-name="ce1" office:value-type="string" calcext:value-type="string">
            <text:p>samples/citroen-0.jpg:</text:p>
          </table:table-cell>
          <table:table-cell table:style-name="ce1" office:value-type="string" calcext:value-type="string">
            <text:p>Citroen</text:p>
          </table:table-cell>
          <table:table-cell table:style-name="ce1" table:formula="of:=IF([.B1]=&quot;Citroen&quot;;1;0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samples/citroen-10.jpg:</text:p>
          </table:table-cell>
          <table:table-cell table:style-name="ce1" office:value-type="string" calcext:value-type="string">
            <text:p>Citroen</text:p>
          </table:table-cell>
          <table:table-cell table:style-name="ce1" table:formula="of:=IF([.B2]=&quot;Citroen&quot;;1;0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samples/citroen-11.jpg:</text:p>
          </table:table-cell>
          <table:table-cell table:style-name="ce1" office:value-type="string" calcext:value-type="string">
            <text:p>Can't</text:p>
          </table:table-cell>
          <table:table-cell table:style-name="ce1" table:formula="of:=IF([.B3]=&quot;Citroen&quot;;1;0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samples/citroen-12.jpg:</text:p>
          </table:table-cell>
          <table:table-cell table:style-name="ce1" office:value-type="string" calcext:value-type="string">
            <text:p>Citroen</text:p>
          </table:table-cell>
          <table:table-cell table:style-name="ce1" table:formula="of:=IF([.B4]=&quot;Citroen&quot;;1;0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samples/citroen-13.jpg:</text:p>
          </table:table-cell>
          <table:table-cell table:style-name="ce1" office:value-type="string" calcext:value-type="string">
            <text:p>Citroen</text:p>
          </table:table-cell>
          <table:table-cell table:style-name="ce1" table:formula="of:=IF([.B5]=&quot;Citroen&quot;;1;0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samples/citroen-14.jpg:</text:p>
          </table:table-cell>
          <table:table-cell table:style-name="ce1" office:value-type="string" calcext:value-type="string">
            <text:p>Citroen</text:p>
          </table:table-cell>
          <table:table-cell table:style-name="ce1" table:formula="of:=IF([.B6]=&quot;Citroen&quot;;1;0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samples/citroen-15.jpg:</text:p>
          </table:table-cell>
          <table:table-cell table:style-name="ce1" office:value-type="string" calcext:value-type="string">
            <text:p>Can't</text:p>
          </table:table-cell>
          <table:table-cell table:style-name="ce1" table:formula="of:=IF([.B7]=&quot;Citroen&quot;;1;0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samples/citroen-16.jpg:</text:p>
          </table:table-cell>
          <table:table-cell table:style-name="ce1" office:value-type="string" calcext:value-type="string">
            <text:p>Citroen</text:p>
          </table:table-cell>
          <table:table-cell table:style-name="ce1" table:formula="of:=IF([.B8]=&quot;Citroen&quot;;1;0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samples/citroen-17.jpg:</text:p>
          </table:table-cell>
          <table:table-cell table:style-name="ce1" office:value-type="string" calcext:value-type="string">
            <text:p>Citroen</text:p>
          </table:table-cell>
          <table:table-cell table:style-name="ce1" table:formula="of:=IF([.B9]=&quot;Citroen&quot;;1;0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samples/citroen-18.jpg:</text:p>
          </table:table-cell>
          <table:table-cell table:style-name="ce1" office:value-type="string" calcext:value-type="string">
            <text:p>Citroen</text:p>
          </table:table-cell>
          <table:table-cell table:style-name="ce1" table:formula="of:=IF([.B10]=&quot;Citroen&quot;;1;0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samples/citroen-19.jpg:</text:p>
          </table:table-cell>
          <table:table-cell table:style-name="ce1" office:value-type="string" calcext:value-type="string">
            <text:p>Citroen</text:p>
          </table:table-cell>
          <table:table-cell table:style-name="ce1" table:formula="of:=IF([.B11]=&quot;Citroen&quot;;1;0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samples/citroen-1.jpg:</text:p>
          </table:table-cell>
          <table:table-cell table:style-name="ce1" office:value-type="string" calcext:value-type="string">
            <text:p>Citroen</text:p>
          </table:table-cell>
          <table:table-cell table:style-name="ce1" table:formula="of:=IF([.B12]=&quot;Citroen&quot;;1;0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samples/citroen-20.jpg:</text:p>
          </table:table-cell>
          <table:table-cell table:style-name="ce1" office:value-type="string" calcext:value-type="string">
            <text:p>Citroen</text:p>
          </table:table-cell>
          <table:table-cell table:style-name="ce1" table:formula="of:=IF([.B13]=&quot;Citroen&quot;;1;0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samples/citroen-21.jpg:</text:p>
          </table:table-cell>
          <table:table-cell table:style-name="ce1" office:value-type="string" calcext:value-type="string">
            <text:p>Citroen</text:p>
          </table:table-cell>
          <table:table-cell table:style-name="ce1" table:formula="of:=IF([.B14]=&quot;Citroen&quot;;1;0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samples/citroen-22.jpg:</text:p>
          </table:table-cell>
          <table:table-cell table:style-name="ce1" office:value-type="string" calcext:value-type="string">
            <text:p>Citroen</text:p>
          </table:table-cell>
          <table:table-cell table:style-name="ce1" table:formula="of:=IF([.B15]=&quot;Citroen&quot;;1;0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samples/citroen-23.jpg:</text:p>
          </table:table-cell>
          <table:table-cell table:style-name="ce1" office:value-type="string" calcext:value-type="string">
            <text:p>Can't</text:p>
          </table:table-cell>
          <table:table-cell table:style-name="ce1" table:formula="of:=IF([.B16]=&quot;Citroen&quot;;1;0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samples/citroen-24.jpg:</text:p>
          </table:table-cell>
          <table:table-cell table:style-name="ce1" office:value-type="string" calcext:value-type="string">
            <text:p>Citroen</text:p>
          </table:table-cell>
          <table:table-cell table:style-name="ce1" table:formula="of:=IF([.B17]=&quot;Citroen&quot;;1;0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samples/citroen-25.jpg:</text:p>
          </table:table-cell>
          <table:table-cell table:style-name="ce1" office:value-type="string" calcext:value-type="string">
            <text:p>Citroen</text:p>
          </table:table-cell>
          <table:table-cell table:style-name="ce1" table:formula="of:=IF([.B18]=&quot;Citroen&quot;;1;0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samples/citroen-2.jpg:</text:p>
          </table:table-cell>
          <table:table-cell table:style-name="ce1" office:value-type="string" calcext:value-type="string">
            <text:p>Citroen</text:p>
          </table:table-cell>
          <table:table-cell table:style-name="ce1" table:formula="of:=IF([.B19]=&quot;Citroen&quot;;1;0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samples/citroen-3.jpg:</text:p>
          </table:table-cell>
          <table:table-cell table:style-name="ce1" office:value-type="string" calcext:value-type="string">
            <text:p>Citroen</text:p>
          </table:table-cell>
          <table:table-cell table:style-name="ce1" table:formula="of:=IF([.B20]=&quot;Citroen&quot;;1;0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samples/citroen-4.jpg:</text:p>
          </table:table-cell>
          <table:table-cell table:style-name="ce1" office:value-type="string" calcext:value-type="string">
            <text:p>Citroen</text:p>
          </table:table-cell>
          <table:table-cell table:style-name="ce1" table:formula="of:=IF([.B21]=&quot;Citroen&quot;;1;0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samples/citroen-5.jpg:</text:p>
          </table:table-cell>
          <table:table-cell table:style-name="ce1" office:value-type="string" calcext:value-type="string">
            <text:p>Citroen</text:p>
          </table:table-cell>
          <table:table-cell table:style-name="ce1" table:formula="of:=IF([.B22]=&quot;Citroen&quot;;1;0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samples/citroen-6.jpg:</text:p>
          </table:table-cell>
          <table:table-cell table:style-name="ce1" office:value-type="string" calcext:value-type="string">
            <text:p>Citroen</text:p>
          </table:table-cell>
          <table:table-cell table:style-name="ce1" table:formula="of:=IF([.B23]=&quot;Citroen&quot;;1;0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samples/citroen-7.jpg:</text:p>
          </table:table-cell>
          <table:table-cell table:style-name="ce1" office:value-type="string" calcext:value-type="string">
            <text:p>Citroen</text:p>
          </table:table-cell>
          <table:table-cell table:style-name="ce1" table:formula="of:=IF([.B24]=&quot;Citroen&quot;;1;0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samples/citroen-8.jpg:</text:p>
          </table:table-cell>
          <table:table-cell table:style-name="ce1" office:value-type="string" calcext:value-type="string">
            <text:p>Citroen</text:p>
          </table:table-cell>
          <table:table-cell table:style-name="ce1" table:formula="of:=IF([.B25]=&quot;Citroen&quot;;1;0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samples/citroen-9.jpg:</text:p>
          </table:table-cell>
          <table:table-cell table:style-name="ce1" office:value-type="string" calcext:value-type="string">
            <text:p>Citroen</text:p>
          </table:table-cell>
          <table:table-cell table:style-name="ce1" table:formula="of:=IF([.B26]=&quot;Citroen&quot;;1;0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samples/honda-0.jpg:</text:p>
          </table:table-cell>
          <table:table-cell table:style-name="ce2" office:value-type="string" calcext:value-type="string">
            <text:p>Can't</text:p>
          </table:table-cell>
          <table:table-cell table:formula="of:=IF([.B27]=&quot;Honda&quot;;1;0)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samples/honda-10.jpg:</text:p>
          </table:table-cell>
          <table:table-cell table:style-name="ce2" office:value-type="string" calcext:value-type="string">
            <text:p>Honda</text:p>
          </table:table-cell>
          <table:table-cell table:formula="of:=IF([.B28]=&quot;Honda&quot;;1;0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samples/honda-11.jpg:</text:p>
          </table:table-cell>
          <table:table-cell table:style-name="ce2" office:value-type="string" calcext:value-type="string">
            <text:p>Honda</text:p>
          </table:table-cell>
          <table:table-cell table:formula="of:=IF([.B29]=&quot;Honda&quot;;1;0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samples/honda-12.jpg:</text:p>
          </table:table-cell>
          <table:table-cell table:style-name="ce2" office:value-type="string" calcext:value-type="string">
            <text:p>Honda</text:p>
          </table:table-cell>
          <table:table-cell table:formula="of:=IF([.B30]=&quot;Honda&quot;;1;0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samples/honda-13.jpg:</text:p>
          </table:table-cell>
          <table:table-cell table:style-name="ce2" office:value-type="string" calcext:value-type="string">
            <text:p>Honda</text:p>
          </table:table-cell>
          <table:table-cell table:formula="of:=IF([.B31]=&quot;Honda&quot;;1;0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samples/honda-14.jpg:</text:p>
          </table:table-cell>
          <table:table-cell table:style-name="ce2" office:value-type="string" calcext:value-type="string">
            <text:p>Honda</text:p>
          </table:table-cell>
          <table:table-cell table:formula="of:=IF([.B32]=&quot;Honda&quot;;1;0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samples/honda-15.jpg:</text:p>
          </table:table-cell>
          <table:table-cell table:style-name="ce2" office:value-type="string" calcext:value-type="string">
            <text:p>Can't</text:p>
          </table:table-cell>
          <table:table-cell table:formula="of:=IF([.B33]=&quot;Honda&quot;;1;0)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samples/honda-16.jpg:</text:p>
          </table:table-cell>
          <table:table-cell table:style-name="ce2" office:value-type="string" calcext:value-type="string">
            <text:p>Can't</text:p>
          </table:table-cell>
          <table:table-cell table:formula="of:=IF([.B34]=&quot;Honda&quot;;1;0)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samples/honda-17.jpg:</text:p>
          </table:table-cell>
          <table:table-cell table:style-name="ce2" office:value-type="string" calcext:value-type="string">
            <text:p>Honda</text:p>
          </table:table-cell>
          <table:table-cell table:formula="of:=IF([.B35]=&quot;Honda&quot;;1;0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samples/honda-18.jpg:</text:p>
          </table:table-cell>
          <table:table-cell table:style-name="ce2" office:value-type="string" calcext:value-type="string">
            <text:p>Can't</text:p>
          </table:table-cell>
          <table:table-cell table:formula="of:=IF([.B36]=&quot;Honda&quot;;1;0)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samples/honda-19.jpg:</text:p>
          </table:table-cell>
          <table:table-cell table:style-name="ce2" office:value-type="string" calcext:value-type="string">
            <text:p>Honda</text:p>
          </table:table-cell>
          <table:table-cell table:formula="of:=IF([.B37]=&quot;Honda&quot;;1;0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samples/honda-1.jpg:</text:p>
          </table:table-cell>
          <table:table-cell table:style-name="ce2" office:value-type="string" calcext:value-type="string">
            <text:p>Honda</text:p>
          </table:table-cell>
          <table:table-cell table:formula="of:=IF([.B38]=&quot;Honda&quot;;1;0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samples/honda-20.jpg:</text:p>
          </table:table-cell>
          <table:table-cell table:style-name="ce2" office:value-type="string" calcext:value-type="string">
            <text:p>Honda</text:p>
          </table:table-cell>
          <table:table-cell table:formula="of:=IF([.B39]=&quot;Honda&quot;;1;0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samples/honda-21.jpg:</text:p>
          </table:table-cell>
          <table:table-cell table:style-name="ce2" office:value-type="string" calcext:value-type="string">
            <text:p>Honda</text:p>
          </table:table-cell>
          <table:table-cell table:formula="of:=IF([.B40]=&quot;Honda&quot;;1;0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samples/honda-22.jpg:</text:p>
          </table:table-cell>
          <table:table-cell table:style-name="ce2" office:value-type="string" calcext:value-type="string">
            <text:p>Honda</text:p>
          </table:table-cell>
          <table:table-cell table:formula="of:=IF([.B41]=&quot;Honda&quot;;1;0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samples/honda-23.jpg:</text:p>
          </table:table-cell>
          <table:table-cell table:style-name="ce2" office:value-type="string" calcext:value-type="string">
            <text:p>Honda</text:p>
          </table:table-cell>
          <table:table-cell table:formula="of:=IF([.B42]=&quot;Honda&quot;;1;0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samples/honda-24.jpg:</text:p>
          </table:table-cell>
          <table:table-cell table:style-name="ce2" office:value-type="string" calcext:value-type="string">
            <text:p>Honda</text:p>
          </table:table-cell>
          <table:table-cell table:formula="of:=IF([.B43]=&quot;Honda&quot;;1;0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samples/honda-25.jpg:</text:p>
          </table:table-cell>
          <table:table-cell table:style-name="ce2" office:value-type="string" calcext:value-type="string">
            <text:p>Honda</text:p>
          </table:table-cell>
          <table:table-cell table:formula="of:=IF([.B44]=&quot;Honda&quot;;1;0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samples/honda-26.jpg:</text:p>
          </table:table-cell>
          <table:table-cell table:style-name="ce2" office:value-type="string" calcext:value-type="string">
            <text:p>Honda</text:p>
          </table:table-cell>
          <table:table-cell table:formula="of:=IF([.B45]=&quot;Honda&quot;;1;0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samples/honda-27.jpg:</text:p>
          </table:table-cell>
          <table:table-cell table:style-name="ce2" office:value-type="string" calcext:value-type="string">
            <text:p>Honda</text:p>
          </table:table-cell>
          <table:table-cell table:formula="of:=IF([.B46]=&quot;Honda&quot;;1;0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samples/honda-28.jpg:</text:p>
          </table:table-cell>
          <table:table-cell table:style-name="ce2" office:value-type="string" calcext:value-type="string">
            <text:p>Honda</text:p>
          </table:table-cell>
          <table:table-cell table:formula="of:=IF([.B47]=&quot;Honda&quot;;1;0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samples/honda-2.jpg:</text:p>
          </table:table-cell>
          <table:table-cell table:style-name="ce2" office:value-type="string" calcext:value-type="string">
            <text:p>Honda</text:p>
          </table:table-cell>
          <table:table-cell table:formula="of:=IF([.B48]=&quot;Honda&quot;;1;0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samples/honda-3.jpg:</text:p>
          </table:table-cell>
          <table:table-cell table:style-name="ce2" office:value-type="string" calcext:value-type="string">
            <text:p>Honda</text:p>
          </table:table-cell>
          <table:table-cell table:formula="of:=IF([.B49]=&quot;Honda&quot;;1;0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samples/honda-4.jpg:</text:p>
          </table:table-cell>
          <table:table-cell table:style-name="ce2" office:value-type="string" calcext:value-type="string">
            <text:p>Honda</text:p>
          </table:table-cell>
          <table:table-cell table:formula="of:=IF([.B50]=&quot;Honda&quot;;1;0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samples/honda-5.jpg:</text:p>
          </table:table-cell>
          <table:table-cell table:style-name="ce2" office:value-type="string" calcext:value-type="string">
            <text:p>Can't</text:p>
          </table:table-cell>
          <table:table-cell table:formula="of:=IF([.B51]=&quot;Honda&quot;;1;0)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samples/honda-6.jpg:</text:p>
          </table:table-cell>
          <table:table-cell table:style-name="ce2" office:value-type="string" calcext:value-type="string">
            <text:p>Honda</text:p>
          </table:table-cell>
          <table:table-cell table:formula="of:=IF([.B52]=&quot;Honda&quot;;1;0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samples/honda-7.jpg:</text:p>
          </table:table-cell>
          <table:table-cell table:style-name="ce2" office:value-type="string" calcext:value-type="string">
            <text:p>Can't</text:p>
          </table:table-cell>
          <table:table-cell table:formula="of:=IF([.B53]=&quot;Honda&quot;;1;0)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samples/honda-8.jpg:</text:p>
          </table:table-cell>
          <table:table-cell table:style-name="ce2" office:value-type="string" calcext:value-type="string">
            <text:p>Honda</text:p>
          </table:table-cell>
          <table:table-cell table:formula="of:=IF([.B54]=&quot;Honda&quot;;1;0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samples/honda-9.jpg:</text:p>
          </table:table-cell>
          <table:table-cell table:style-name="ce2" office:value-type="string" calcext:value-type="string">
            <text:p>Honda</text:p>
          </table:table-cell>
          <table:table-cell table:formula="of:=IF([.B55]=&quot;Honda&quot;;1;0)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samples/mercedes-0.jpg:</text:p>
          </table:table-cell>
          <table:table-cell table:style-name="ce3" office:value-type="string" calcext:value-type="string">
            <text:p>Mercedes</text:p>
          </table:table-cell>
          <table:table-cell table:formula="of:=IF([.B56]=&quot;Mercedes&quot;;1;0)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samples/mercedes-10.jpg:</text:p>
          </table:table-cell>
          <table:table-cell table:style-name="ce3" office:value-type="string" calcext:value-type="string">
            <text:p>Mercedes</text:p>
          </table:table-cell>
          <table:table-cell table:formula="of:=IF([.B57]=&quot;Mercedes&quot;;1;0)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samples/mercedes-11.jpg:</text:p>
          </table:table-cell>
          <table:table-cell table:style-name="ce3" office:value-type="string" calcext:value-type="string">
            <text:p>Mercedes</text:p>
          </table:table-cell>
          <table:table-cell table:formula="of:=IF([.B58]=&quot;Mercedes&quot;;1;0)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samples/mercedes-12.jpg:</text:p>
          </table:table-cell>
          <table:table-cell table:style-name="ce3" office:value-type="string" calcext:value-type="string">
            <text:p>Mercedes</text:p>
          </table:table-cell>
          <table:table-cell table:formula="of:=IF([.B59]=&quot;Mercedes&quot;;1;0)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samples/mercedes-13.jpg:</text:p>
          </table:table-cell>
          <table:table-cell table:style-name="ce3" office:value-type="string" calcext:value-type="string">
            <text:p>Mercedes</text:p>
          </table:table-cell>
          <table:table-cell table:formula="of:=IF([.B60]=&quot;Mercedes&quot;;1;0)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samples/mercedes-14.jpg:</text:p>
          </table:table-cell>
          <table:table-cell table:style-name="ce3" office:value-type="string" calcext:value-type="string">
            <text:p>Mercedes</text:p>
          </table:table-cell>
          <table:table-cell table:formula="of:=IF([.B61]=&quot;Mercedes&quot;;1;0)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samples/mercedes-15.jpg:</text:p>
          </table:table-cell>
          <table:table-cell table:style-name="ce3" office:value-type="string" calcext:value-type="string">
            <text:p>Mercedes</text:p>
          </table:table-cell>
          <table:table-cell table:formula="of:=IF([.B62]=&quot;Mercedes&quot;;1;0)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samples/mercedes-16.jpg:</text:p>
          </table:table-cell>
          <table:table-cell table:style-name="ce3" office:value-type="string" calcext:value-type="string">
            <text:p>Mercedes</text:p>
          </table:table-cell>
          <table:table-cell table:formula="of:=IF([.B63]=&quot;Mercedes&quot;;1;0)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samples/mercedes-17.jpg:</text:p>
          </table:table-cell>
          <table:table-cell table:style-name="ce3" office:value-type="string" calcext:value-type="string">
            <text:p>Mercedes</text:p>
          </table:table-cell>
          <table:table-cell table:formula="of:=IF([.B64]=&quot;Mercedes&quot;;1;0)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samples/mercedes-18.jpg:</text:p>
          </table:table-cell>
          <table:table-cell table:style-name="ce3" office:value-type="string" calcext:value-type="string">
            <text:p>Mercedes</text:p>
          </table:table-cell>
          <table:table-cell table:formula="of:=IF([.B65]=&quot;Mercedes&quot;;1;0)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samples/mercedes-19.jpg:</text:p>
          </table:table-cell>
          <table:table-cell table:style-name="ce3" office:value-type="string" calcext:value-type="string">
            <text:p>Mercedes</text:p>
          </table:table-cell>
          <table:table-cell table:formula="of:=IF([.B66]=&quot;Mercedes&quot;;1;0)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samples/mercedes-1.jpg:</text:p>
          </table:table-cell>
          <table:table-cell table:style-name="ce3" office:value-type="string" calcext:value-type="string">
            <text:p>Mercedes</text:p>
          </table:table-cell>
          <table:table-cell table:formula="of:=IF([.B67]=&quot;Mercedes&quot;;1;0)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samples/mercedes-20.jpg:</text:p>
          </table:table-cell>
          <table:table-cell table:style-name="ce3" office:value-type="string" calcext:value-type="string">
            <text:p>Mercedes</text:p>
          </table:table-cell>
          <table:table-cell table:formula="of:=IF([.B68]=&quot;Mercedes&quot;;1;0)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samples/mercedes-21.jpg:</text:p>
          </table:table-cell>
          <table:table-cell table:style-name="ce3" office:value-type="string" calcext:value-type="string">
            <text:p>Mercedes</text:p>
          </table:table-cell>
          <table:table-cell table:formula="of:=IF([.B69]=&quot;Mercedes&quot;;1;0)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samples/mercedes-22.jpg:</text:p>
          </table:table-cell>
          <table:table-cell table:style-name="ce3" office:value-type="string" calcext:value-type="string">
            <text:p>Mercedes</text:p>
          </table:table-cell>
          <table:table-cell table:formula="of:=IF([.B70]=&quot;Mercedes&quot;;1;0)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samples/mercedes-23.jpg:</text:p>
          </table:table-cell>
          <table:table-cell table:style-name="ce3" office:value-type="string" calcext:value-type="string">
            <text:p>Mercedes</text:p>
          </table:table-cell>
          <table:table-cell table:formula="of:=IF([.B71]=&quot;Mercedes&quot;;1;0)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samples/mercedes-24.jpg:</text:p>
          </table:table-cell>
          <table:table-cell table:style-name="ce3" office:value-type="string" calcext:value-type="string">
            <text:p>Mercedes</text:p>
          </table:table-cell>
          <table:table-cell table:formula="of:=IF([.B72]=&quot;Mercedes&quot;;1;0)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samples/mercedes-25.jpg:</text:p>
          </table:table-cell>
          <table:table-cell table:style-name="ce3" office:value-type="string" calcext:value-type="string">
            <text:p>Mercedes</text:p>
          </table:table-cell>
          <table:table-cell table:formula="of:=IF([.B73]=&quot;Mercedes&quot;;1;0)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samples/mercedes-26.jpg:</text:p>
          </table:table-cell>
          <table:table-cell table:style-name="ce3" office:value-type="string" calcext:value-type="string">
            <text:p>Mercedes</text:p>
          </table:table-cell>
          <table:table-cell table:formula="of:=IF([.B74]=&quot;Mercedes&quot;;1;0)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samples/mercedes-27.jpg:</text:p>
          </table:table-cell>
          <table:table-cell table:style-name="ce3" office:value-type="string" calcext:value-type="string">
            <text:p>Mercedes</text:p>
          </table:table-cell>
          <table:table-cell table:formula="of:=IF([.B75]=&quot;Mercedes&quot;;1;0)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samples/mercedes-28.jpg:</text:p>
          </table:table-cell>
          <table:table-cell table:style-name="ce3" office:value-type="string" calcext:value-type="string">
            <text:p>Mercedes</text:p>
          </table:table-cell>
          <table:table-cell table:formula="of:=IF([.B76]=&quot;Mercedes&quot;;1;0)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samples/mercedes-2.jpg:</text:p>
          </table:table-cell>
          <table:table-cell table:style-name="ce3" office:value-type="string" calcext:value-type="string">
            <text:p>Can't</text:p>
          </table:table-cell>
          <table:table-cell table:formula="of:=IF([.B77]=&quot;Mercedes&quot;;1;0)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samples/mercedes-3.jpg:</text:p>
          </table:table-cell>
          <table:table-cell table:style-name="ce3" office:value-type="string" calcext:value-type="string">
            <text:p>Honda</text:p>
          </table:table-cell>
          <table:table-cell table:formula="of:=IF([.B78]=&quot;Mercedes&quot;;1;0)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samples/mercedes-4.jpg:</text:p>
          </table:table-cell>
          <table:table-cell table:style-name="ce3" office:value-type="string" calcext:value-type="string">
            <text:p>Mercedes</text:p>
          </table:table-cell>
          <table:table-cell table:formula="of:=IF([.B79]=&quot;Mercedes&quot;;1;0)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samples/mercedes-5.jpg:</text:p>
          </table:table-cell>
          <table:table-cell table:style-name="ce3" office:value-type="string" calcext:value-type="string">
            <text:p>Mercedes</text:p>
          </table:table-cell>
          <table:table-cell table:formula="of:=IF([.B80]=&quot;Mercedes&quot;;1;0)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samples/mercedes-6.jpg:</text:p>
          </table:table-cell>
          <table:table-cell table:style-name="ce3" office:value-type="string" calcext:value-type="string">
            <text:p>Citroen</text:p>
          </table:table-cell>
          <table:table-cell table:formula="of:=IF([.B81]=&quot;Mercedes&quot;;1;0)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samples/mercedes-7.jpg:</text:p>
          </table:table-cell>
          <table:table-cell table:style-name="ce3" office:value-type="string" calcext:value-type="string">
            <text:p>Mercedes</text:p>
          </table:table-cell>
          <table:table-cell table:formula="of:=IF([.B82]=&quot;Mercedes&quot;;1;0)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samples/mercedes-8.jpg:</text:p>
          </table:table-cell>
          <table:table-cell table:style-name="ce3" office:value-type="string" calcext:value-type="string">
            <text:p>Mercedes</text:p>
          </table:table-cell>
          <table:table-cell table:formula="of:=IF([.B83]=&quot;Mercedes&quot;;1;0)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samples/mercedes-9.jpg:</text:p>
          </table:table-cell>
          <table:table-cell table:style-name="ce3" office:value-type="string" calcext:value-type="string">
            <text:p>Can't</text:p>
          </table:table-cell>
          <table:table-cell table:formula="of:=IF([.B84]=&quot;Mercedes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mples/opel-0.jpg:</text:p>
          </table:table-cell>
          <table:table-cell office:value-type="string" calcext:value-type="string">
            <text:p>Opel</text:p>
          </table:table-cell>
          <table:table-cell table:formula="of:=IF([.B85]=&quot;Opel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mples/opel-10.jpg:</text:p>
          </table:table-cell>
          <table:table-cell office:value-type="string" calcext:value-type="string">
            <text:p>Opel</text:p>
          </table:table-cell>
          <table:table-cell table:formula="of:=IF([.B86]=&quot;Opel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mples/opel-11.jpg:</text:p>
          </table:table-cell>
          <table:table-cell office:value-type="string" calcext:value-type="string">
            <text:p>Opel</text:p>
          </table:table-cell>
          <table:table-cell table:formula="of:=IF([.B87]=&quot;Opel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mples/opel-12.jpg:</text:p>
          </table:table-cell>
          <table:table-cell office:value-type="string" calcext:value-type="string">
            <text:p>Opel</text:p>
          </table:table-cell>
          <table:table-cell table:formula="of:=IF([.B88]=&quot;Opel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mples/opel-13.jpg:</text:p>
          </table:table-cell>
          <table:table-cell office:value-type="string" calcext:value-type="string">
            <text:p>Opel</text:p>
          </table:table-cell>
          <table:table-cell table:formula="of:=IF([.B89]=&quot;Opel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mples/opel-14.jpg:</text:p>
          </table:table-cell>
          <table:table-cell office:value-type="string" calcext:value-type="string">
            <text:p>Can't</text:p>
          </table:table-cell>
          <table:table-cell table:formula="of:=IF([.B90]=&quot;Opel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mples/opel-15.jpg:</text:p>
          </table:table-cell>
          <table:table-cell office:value-type="string" calcext:value-type="string">
            <text:p>Opel</text:p>
          </table:table-cell>
          <table:table-cell table:formula="of:=IF([.B91]=&quot;Opel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mples/opel-16.jpg:</text:p>
          </table:table-cell>
          <table:table-cell office:value-type="string" calcext:value-type="string">
            <text:p>Can't</text:p>
          </table:table-cell>
          <table:table-cell table:formula="of:=IF([.B92]=&quot;Opel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mples/opel-17.jpg:</text:p>
          </table:table-cell>
          <table:table-cell office:value-type="string" calcext:value-type="string">
            <text:p>Opel</text:p>
          </table:table-cell>
          <table:table-cell table:formula="of:=IF([.B93]=&quot;Opel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mples/opel-18.jpg:</text:p>
          </table:table-cell>
          <table:table-cell office:value-type="string" calcext:value-type="string">
            <text:p>Opel</text:p>
          </table:table-cell>
          <table:table-cell table:formula="of:=IF([.B94]=&quot;Opel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mples/opel-19.jpg:</text:p>
          </table:table-cell>
          <table:table-cell office:value-type="string" calcext:value-type="string">
            <text:p>Opel</text:p>
          </table:table-cell>
          <table:table-cell table:formula="of:=IF([.B95]=&quot;Opel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mples/opel-1.jpg:</text:p>
          </table:table-cell>
          <table:table-cell office:value-type="string" calcext:value-type="string">
            <text:p>Opel</text:p>
          </table:table-cell>
          <table:table-cell table:formula="of:=IF([.B96]=&quot;Opel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mples/opel-20.jpg:</text:p>
          </table:table-cell>
          <table:table-cell office:value-type="string" calcext:value-type="string">
            <text:p>Citroen</text:p>
          </table:table-cell>
          <table:table-cell table:formula="of:=IF([.B97]=&quot;Opel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mples/opel-21.jpg:</text:p>
          </table:table-cell>
          <table:table-cell office:value-type="string" calcext:value-type="string">
            <text:p>Opel</text:p>
          </table:table-cell>
          <table:table-cell table:formula="of:=IF([.B98]=&quot;Opel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mples/opel-22.jpg:</text:p>
          </table:table-cell>
          <table:table-cell office:value-type="string" calcext:value-type="string">
            <text:p>Opel</text:p>
          </table:table-cell>
          <table:table-cell table:formula="of:=IF([.B99]=&quot;Opel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mples/opel-23.jpg:</text:p>
          </table:table-cell>
          <table:table-cell office:value-type="string" calcext:value-type="string">
            <text:p>Opel</text:p>
          </table:table-cell>
          <table:table-cell table:formula="of:=IF([.B100]=&quot;Opel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mples/opel-24.jpg:</text:p>
          </table:table-cell>
          <table:table-cell office:value-type="string" calcext:value-type="string">
            <text:p>Opel</text:p>
          </table:table-cell>
          <table:table-cell table:formula="of:=IF([.B101]=&quot;Opel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mples/opel-25.jpg:</text:p>
          </table:table-cell>
          <table:table-cell office:value-type="string" calcext:value-type="string">
            <text:p>Opel</text:p>
          </table:table-cell>
          <table:table-cell table:formula="of:=IF([.B102]=&quot;Opel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mples/opel-26.jpg:</text:p>
          </table:table-cell>
          <table:table-cell office:value-type="string" calcext:value-type="string">
            <text:p>Opel</text:p>
          </table:table-cell>
          <table:table-cell table:formula="of:=IF([.B103]=&quot;Opel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mples/opel-27.jpg:</text:p>
          </table:table-cell>
          <table:table-cell office:value-type="string" calcext:value-type="string">
            <text:p>Opel</text:p>
          </table:table-cell>
          <table:table-cell table:formula="of:=IF([.B104]=&quot;Opel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mples/opel-28.jpg:</text:p>
          </table:table-cell>
          <table:table-cell office:value-type="string" calcext:value-type="string">
            <text:p>Opel</text:p>
          </table:table-cell>
          <table:table-cell table:formula="of:=IF([.B105]=&quot;Opel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mples/opel-29.jpg:</text:p>
          </table:table-cell>
          <table:table-cell office:value-type="string" calcext:value-type="string">
            <text:p>Opel</text:p>
          </table:table-cell>
          <table:table-cell table:formula="of:=IF([.B106]=&quot;Opel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mples/opel-2.jpg:</text:p>
          </table:table-cell>
          <table:table-cell office:value-type="string" calcext:value-type="string">
            <text:p>Opel</text:p>
          </table:table-cell>
          <table:table-cell table:formula="of:=IF([.B107]=&quot;Opel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mples/opel-30.jpg:</text:p>
          </table:table-cell>
          <table:table-cell office:value-type="string" calcext:value-type="string">
            <text:p>Opel</text:p>
          </table:table-cell>
          <table:table-cell table:formula="of:=IF([.B108]=&quot;Opel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mples/opel-31.jpg:</text:p>
          </table:table-cell>
          <table:table-cell office:value-type="string" calcext:value-type="string">
            <text:p>Honda</text:p>
          </table:table-cell>
          <table:table-cell table:formula="of:=IF([.B109]=&quot;Opel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mples/opel-32.jpg:</text:p>
          </table:table-cell>
          <table:table-cell office:value-type="string" calcext:value-type="string">
            <text:p>Honda</text:p>
          </table:table-cell>
          <table:table-cell table:formula="of:=IF([.B110]=&quot;Opel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mples/opel-33.jpg:</text:p>
          </table:table-cell>
          <table:table-cell office:value-type="string" calcext:value-type="string">
            <text:p>Opel</text:p>
          </table:table-cell>
          <table:table-cell table:formula="of:=IF([.B111]=&quot;Opel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mples/opel-34.jpg:</text:p>
          </table:table-cell>
          <table:table-cell office:value-type="string" calcext:value-type="string">
            <text:p>Opel</text:p>
          </table:table-cell>
          <table:table-cell table:formula="of:=IF([.B112]=&quot;Opel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mples/opel-35.jpg:</text:p>
          </table:table-cell>
          <table:table-cell office:value-type="string" calcext:value-type="string">
            <text:p>Opel</text:p>
          </table:table-cell>
          <table:table-cell table:formula="of:=IF([.B113]=&quot;Opel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mples/opel-3.jpg:</text:p>
          </table:table-cell>
          <table:table-cell office:value-type="string" calcext:value-type="string">
            <text:p>Opel</text:p>
          </table:table-cell>
          <table:table-cell table:formula="of:=IF([.B114]=&quot;Opel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mples/opel-4.jpg:</text:p>
          </table:table-cell>
          <table:table-cell office:value-type="string" calcext:value-type="string">
            <text:p>Opel</text:p>
          </table:table-cell>
          <table:table-cell table:formula="of:=IF([.B115]=&quot;Opel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mples/opel-5.jpg:</text:p>
          </table:table-cell>
          <table:table-cell office:value-type="string" calcext:value-type="string">
            <text:p>Renault</text:p>
          </table:table-cell>
          <table:table-cell table:formula="of:=IF([.B116]=&quot;Opel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mples/opel-7.jpg:</text:p>
          </table:table-cell>
          <table:table-cell office:value-type="string" calcext:value-type="string">
            <text:p>Opel</text:p>
          </table:table-cell>
          <table:table-cell table:formula="of:=IF([.B117]=&quot;Opel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mples/opel-8.jpg:</text:p>
          </table:table-cell>
          <table:table-cell office:value-type="string" calcext:value-type="string">
            <text:p>Opel</text:p>
          </table:table-cell>
          <table:table-cell table:formula="of:=IF([.B118]=&quot;Opel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mples/opel-9.jpg:</text:p>
          </table:table-cell>
          <table:table-cell office:value-type="string" calcext:value-type="string">
            <text:p>Honda</text:p>
          </table:table-cell>
          <table:table-cell table:formula="of:=IF([.B119]=&quot;Opel&quot;;1;0)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samples/renault-0.jpg:</text:p>
          </table:table-cell>
          <table:table-cell table:style-name="ce5" office:value-type="string" calcext:value-type="string">
            <text:p>Renault</text:p>
          </table:table-cell>
          <table:table-cell table:formula="of:=IF([.B120]=&quot;Renault&quot;;1;0)"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samples/renault-10.jpg:</text:p>
          </table:table-cell>
          <table:table-cell table:style-name="ce5" office:value-type="string" calcext:value-type="string">
            <text:p>Renault</text:p>
          </table:table-cell>
          <table:table-cell table:formula="of:=IF([.B121]=&quot;Renault&quot;;1;0)"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samples/renault-11.jpg:</text:p>
          </table:table-cell>
          <table:table-cell table:style-name="ce5" office:value-type="string" calcext:value-type="string">
            <text:p>Renault</text:p>
          </table:table-cell>
          <table:table-cell table:formula="of:=IF([.B122]=&quot;Renault&quot;;1;0)"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samples/renault-12.jpg:</text:p>
          </table:table-cell>
          <table:table-cell table:style-name="ce5" office:value-type="string" calcext:value-type="string">
            <text:p>Renault</text:p>
          </table:table-cell>
          <table:table-cell table:formula="of:=IF([.B123]=&quot;Renault&quot;;1;0)"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samples/renault-13.jpg:</text:p>
          </table:table-cell>
          <table:table-cell table:style-name="ce5" office:value-type="string" calcext:value-type="string">
            <text:p>Renault</text:p>
          </table:table-cell>
          <table:table-cell table:formula="of:=IF([.B124]=&quot;Renault&quot;;1;0)"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samples/renault-14.jpg:</text:p>
          </table:table-cell>
          <table:table-cell table:style-name="ce5" office:value-type="string" calcext:value-type="string">
            <text:p>Renault</text:p>
          </table:table-cell>
          <table:table-cell table:formula="of:=IF([.B125]=&quot;Renault&quot;;1;0)"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samples/renault-15.jpg:</text:p>
          </table:table-cell>
          <table:table-cell table:style-name="ce5" office:value-type="string" calcext:value-type="string">
            <text:p>Renault</text:p>
          </table:table-cell>
          <table:table-cell table:formula="of:=IF([.B126]=&quot;Renault&quot;;1;0)"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samples/renault-16.jpg:</text:p>
          </table:table-cell>
          <table:table-cell table:style-name="ce5" office:value-type="string" calcext:value-type="string">
            <text:p>Renault</text:p>
          </table:table-cell>
          <table:table-cell table:formula="of:=IF([.B127]=&quot;Renault&quot;;1;0)"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samples/renault-17.jpg:</text:p>
          </table:table-cell>
          <table:table-cell table:style-name="ce5" office:value-type="string" calcext:value-type="string">
            <text:p>Renault</text:p>
          </table:table-cell>
          <table:table-cell table:formula="of:=IF([.B128]=&quot;Renault&quot;;1;0)"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samples/renault-18.jpg:</text:p>
          </table:table-cell>
          <table:table-cell table:style-name="ce5" office:value-type="string" calcext:value-type="string">
            <text:p>Renault</text:p>
          </table:table-cell>
          <table:table-cell table:formula="of:=IF([.B129]=&quot;Renault&quot;;1;0)"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samples/renault-19.jpg:</text:p>
          </table:table-cell>
          <table:table-cell table:style-name="ce5" office:value-type="string" calcext:value-type="string">
            <text:p>Renault</text:p>
          </table:table-cell>
          <table:table-cell table:formula="of:=IF([.B130]=&quot;Renault&quot;;1;0)"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samples/renault-1.jpg:</text:p>
          </table:table-cell>
          <table:table-cell table:style-name="ce5" office:value-type="string" calcext:value-type="string">
            <text:p>Renault</text:p>
          </table:table-cell>
          <table:table-cell table:formula="of:=IF([.B131]=&quot;Renault&quot;;1;0)"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samples/renault-20.jpg:</text:p>
          </table:table-cell>
          <table:table-cell table:style-name="ce5" office:value-type="string" calcext:value-type="string">
            <text:p>Renault</text:p>
          </table:table-cell>
          <table:table-cell table:formula="of:=IF([.B132]=&quot;Renault&quot;;1;0)"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samples/renault-21.jpg:</text:p>
          </table:table-cell>
          <table:table-cell table:style-name="ce5" office:value-type="string" calcext:value-type="string">
            <text:p>Renault</text:p>
          </table:table-cell>
          <table:table-cell table:formula="of:=IF([.B133]=&quot;Renault&quot;;1;0)"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samples/renault-22.jpg:</text:p>
          </table:table-cell>
          <table:table-cell table:style-name="ce5" office:value-type="string" calcext:value-type="string">
            <text:p>Renault</text:p>
          </table:table-cell>
          <table:table-cell table:formula="of:=IF([.B134]=&quot;Renault&quot;;1;0)"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samples/renault-23.jpg:</text:p>
          </table:table-cell>
          <table:table-cell table:style-name="ce5" office:value-type="string" calcext:value-type="string">
            <text:p>Renault</text:p>
          </table:table-cell>
          <table:table-cell table:formula="of:=IF([.B135]=&quot;Renault&quot;;1;0)"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samples/renault-24.jpg:</text:p>
          </table:table-cell>
          <table:table-cell table:style-name="ce5" office:value-type="string" calcext:value-type="string">
            <text:p>Renault</text:p>
          </table:table-cell>
          <table:table-cell table:formula="of:=IF([.B136]=&quot;Renault&quot;;1;0)"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samples/renault-25.jpg:</text:p>
          </table:table-cell>
          <table:table-cell table:style-name="ce5" office:value-type="string" calcext:value-type="string">
            <text:p>Renault</text:p>
          </table:table-cell>
          <table:table-cell table:formula="of:=IF([.B137]=&quot;Renault&quot;;1;0)"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samples/renault-26.jpg:</text:p>
          </table:table-cell>
          <table:table-cell table:style-name="ce5" office:value-type="string" calcext:value-type="string">
            <text:p>Renault</text:p>
          </table:table-cell>
          <table:table-cell table:formula="of:=IF([.B138]=&quot;Renault&quot;;1;0)"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samples/renault-27.jpg:</text:p>
          </table:table-cell>
          <table:table-cell table:style-name="ce5" office:value-type="string" calcext:value-type="string">
            <text:p>Renault</text:p>
          </table:table-cell>
          <table:table-cell table:formula="of:=IF([.B139]=&quot;Renault&quot;;1;0)"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samples/renault-28.jpg:</text:p>
          </table:table-cell>
          <table:table-cell table:style-name="ce5" office:value-type="string" calcext:value-type="string">
            <text:p>Renault</text:p>
          </table:table-cell>
          <table:table-cell table:formula="of:=IF([.B140]=&quot;Renault&quot;;1;0)"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samples/renault-29.jpg:</text:p>
          </table:table-cell>
          <table:table-cell table:style-name="ce5" office:value-type="string" calcext:value-type="string">
            <text:p>Renault</text:p>
          </table:table-cell>
          <table:table-cell table:formula="of:=IF([.B141]=&quot;Renault&quot;;1;0)"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samples/renault-2.jpg:</text:p>
          </table:table-cell>
          <table:table-cell table:style-name="ce5" office:value-type="string" calcext:value-type="string">
            <text:p>Renault</text:p>
          </table:table-cell>
          <table:table-cell table:formula="of:=IF([.B142]=&quot;Renault&quot;;1;0)"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samples/renault-30.jpg:</text:p>
          </table:table-cell>
          <table:table-cell table:style-name="ce5" office:value-type="string" calcext:value-type="string">
            <text:p>Renault</text:p>
          </table:table-cell>
          <table:table-cell table:formula="of:=IF([.B143]=&quot;Renault&quot;;1;0)"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samples/renault-31.jpg:</text:p>
          </table:table-cell>
          <table:table-cell table:style-name="ce5" office:value-type="string" calcext:value-type="string">
            <text:p>Renault</text:p>
          </table:table-cell>
          <table:table-cell table:formula="of:=IF([.B144]=&quot;Renault&quot;;1;0)"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samples/renault-32.jpg:</text:p>
          </table:table-cell>
          <table:table-cell table:style-name="ce5" office:value-type="string" calcext:value-type="string">
            <text:p>Renault</text:p>
          </table:table-cell>
          <table:table-cell table:formula="of:=IF([.B145]=&quot;Renault&quot;;1;0)"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samples/renault-3.jpg:</text:p>
          </table:table-cell>
          <table:table-cell table:style-name="ce5" office:value-type="string" calcext:value-type="string">
            <text:p>Renault</text:p>
          </table:table-cell>
          <table:table-cell table:formula="of:=IF([.B146]=&quot;Renault&quot;;1;0)"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samples/renault-4.jpg:</text:p>
          </table:table-cell>
          <table:table-cell table:style-name="ce5" office:value-type="string" calcext:value-type="string">
            <text:p>Can't</text:p>
          </table:table-cell>
          <table:table-cell table:formula="of:=IF([.B147]=&quot;Renault&quot;;1;0)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samples/renault-5.jpg:</text:p>
          </table:table-cell>
          <table:table-cell table:style-name="ce5" office:value-type="string" calcext:value-type="string">
            <text:p>Renault</text:p>
          </table:table-cell>
          <table:table-cell table:formula="of:=IF([.B148]=&quot;Renault&quot;;1;0)"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samples/renault-6.jpg:</text:p>
          </table:table-cell>
          <table:table-cell table:style-name="ce5" office:value-type="string" calcext:value-type="string">
            <text:p>Renault</text:p>
          </table:table-cell>
          <table:table-cell table:formula="of:=IF([.B149]=&quot;Renault&quot;;1;0)"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samples/renault-7.jpg:</text:p>
          </table:table-cell>
          <table:table-cell table:style-name="ce5" office:value-type="string" calcext:value-type="string">
            <text:p>Renault</text:p>
          </table:table-cell>
          <table:table-cell table:formula="of:=IF([.B150]=&quot;Renault&quot;;1;0)"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samples/renault-8.jpg:</text:p>
          </table:table-cell>
          <table:table-cell table:style-name="ce5" office:value-type="string" calcext:value-type="string">
            <text:p>Renault</text:p>
          </table:table-cell>
          <table:table-cell table:formula="of:=IF([.B151]=&quot;Renault&quot;;1;0)"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samples/renault-9.jpg:</text:p>
          </table:table-cell>
          <table:table-cell table:style-name="ce5" office:value-type="string" calcext:value-type="string">
            <text:p>Renault</text:p>
          </table:table-cell>
          <table:table-cell table:formula="of:=IF([.B152]=&quot;Renault&quot;;1;0)" office:value-type="float" office:value="1" calcext:value-type="float">
            <text:p>1</text:p>
          </table:table-cell>
        </table:table-row>
        <table:table-row table:style-name="ro1">
          <table:table-cell table:style-name="ce6"/>
          <table:table-cell table:style-name="Default"/>
          <table:table-cell table:style-name="Default" table:formula="of:=SUM([.C1:.C152])/152" office:value-type="float" office:value="0.861842105263158" calcext:value-type="float">
            <text:p>0.8618421053</text:p>
          </table:table-cell>
        </table:table-row>
        <table:table-row table:style-name="ro1" table:number-rows-repeated="10">
          <table:table-cell table:style-name="ce6"/>
          <table:table-cell table:style-name="Default" table:number-columns-repeated="2"/>
        </table:table-row>
        <table:table-row table:style-name="ro1">
          <table:table-cell table:style-name="ce6"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7">00/00/0000</text:date>, <text:time style:data-style-name="N2" text:time-value="18:41:07.0191637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bony </meta:initial-creator>
    <meta:creation-date>2014-11-24T20:10:03.726258939</meta:creation-date>
    <dc:date>2014-11-27T18:52:06.100624988</dc:date>
    <dc:creator>ebony </dc:creator>
    <meta:editing-duration>PT4M45S</meta:editing-duration>
    <meta:editing-cycles>3</meta:editing-cycles>
    <meta:generator>LibreOffice/4.2.7.2$Linux_X86_64 LibreOffice_project/420m0$Build-2</meta:generator>
    <meta:document-statistic meta:table-count="1" meta:cell-count="457" meta:object-count="0"/>
  </office:meta>
</office:document-meta>
</file>